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4"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style="italic" fo:font-weight="normal" officeooo:rsid="000daf2f" style:font-style-asian="italic" style:font-weight-asian="normal" style:font-style-complex="italic" style:font-weight-complex="normal"/>
    </style:style>
    <style:style style:name="T9" style:family="text">
      <style:text-properties officeooo:rsid="0018a11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8">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8"/>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8190550706728013920" text:style-name="L1">
        <text:list-item>
          <text:p text:style-name="P14">rendant discrets les fonctionnalités sous jacentes, </text:p>
        </text:list-item>
        <text:list-item>
          <text:p text:style-name="P14">le model reste cependant hmodulable on peut ajouter, modifier et supprimer des élements du model.</text:p>
        </text:list-item>
        <text:list-item>
          <text:p text:style-name="P14">Il est également minimaliste et est entièrement écrit en Python</text:p>
        </text:list-item>
      </text:list>
      <text:p text:style-name="P15"/>
      <text:p text:style-name="P9">Caffe</text:p>
      <text:p text:style-name="P19"/>
      <text:p text:style-name="P20"/>
      <text:p text:style-name="P7">Scikit Learn</text:p>
      <text:p text:style-name="P7"><text:tab/><text:span text:style-name="T1">On peut très bien utiliser sklearn pour lancer le training du model créé au préalable par Keras</text:span></text:p>
      <text:p text:style-name="P16">On peut aussi sklearn pour évaluer le model, c’est beaucoup plus simplifier surtout lorsqu’on utilise le kfold cross validation où il faudra créer k model. Sans pour autant perdre en performance.</text:p>
      <text:p text:style-name="P17">On peut assui utiliser sklearn pour le GridSearchCV, qui va permettre de tester chaque combinaisons <text:s/><text:tab/>d’initialiseur,</text:p>
      <text:p text:style-name="P17"><text:tab/>d’optimiseur,</text:p>
      <text:p text:style-name="P17"><text:tab/>de nombre d’epoch, </text:p>
      <text:p text:style-name="P17"><text:tab/>et de batch size spécifiées</text:p>
      <text:p text:style-name="P15"/>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8">à la partie Back-Propagation pour comprendre le fonctionnement.</text:p>
      <text:p text:style-name="P8">On verra plus les différentes Activation Function, Loss Function, Optimimize Function et les différents types de réseaux de neurones dans ce document présent.</text:p>
      <text:p text:style-name="P8"/>
      <text:p text:style-name="P6">Evaluer le model</text:p>
      <text:p text:style-name="P10"><text:tab/><text:span text:style-name="T1">Il éxiste plusieurs techniques pour évaluer un model, automatic split, manual split, et le k-fold cross validation qui est le gold standard pour évaluer un model</text:span></text:p>
      <text:p text:style-name="P10"><text:span text:style-name="T1"/></text:p>
      <text:p text:style-name="P11"/>
      <text:p text:style-name="P11"><text:soft-page-break/>Dropout</text:p>
      <text:p text:style-name="P11"><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1"><text:span text:style-name="T3">- </text:span><text:span text:style-name="T4">A utiliser entre 20 à 50% de dropout par layers</text:span></text:p>
      <text:p text:style-name="P11"><text:span text:style-name="T4">- A utiliser sur les grands networks avec beaucoup de neurones</text:span></text:p>
      <text:p text:style-name="P11"><text:span text:style-name="T4">- Utiliser un grand alpha </text:span><text:span text:style-name="T6">et un grand momentum</text:span></text:p>
      <text:p text:style-name="P12"><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12"><text:span text:style-name="T7"/></text:p>
      <text:p text:style-name="P13"><text:span text:style-name="T9">M</text:span>omentum</text:p>
      <text:p text:style-name="P13"><text:tab/><text:span text:style-name="T1">Le momentum est la valeur qui permet d’optimiser la direction prise par le stochastic gradient descent. </text:span></text:p>
      <text:p text:style-name="P13"><text:span text:style-name="T1">Le SGD est donc plus performant avec un momentum et permet de réduire l’erreur plus rapidement.</text:span></text:p>
      <text:p text:style-name="P13"><text:span text:style-name="T1"/></text:p>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3T15:03:04.888513932</dc:date>
    <meta:editing-duration>PT5H41M52S</meta:editing-duration>
    <meta:editing-cycles>13</meta:editing-cycles>
    <meta:generator>LibreOffice/5.1.6.2$Linux_X86_64 LibreOffice_project/10m0$Build-2</meta:generator>
    <meta:document-statistic meta:table-count="0" meta:image-count="0" meta:object-count="0" meta:page-count="2" meta:paragraph-count="37" meta:word-count="462" meta:character-count="3007" meta:non-whitespace-character-count="2567"/>
  </office:meta>
</office:document-meta>
</file>